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df20c" officeooo:paragraph-rsid="000df20c"/>
    </style:style>
    <style:style style:name="P2" style:family="paragraph" style:parent-style-name="Standard">
      <style:text-properties officeooo:rsid="000ef08c" officeooo:paragraph-rsid="000ef08c"/>
    </style:style>
    <style:style style:name="P3" style:family="paragraph" style:parent-style-name="Standard">
      <style:text-properties officeooo:rsid="000ef08c" officeooo:paragraph-rsid="00103170"/>
    </style:style>
    <style:style style:name="P4" style:family="paragraph" style:parent-style-name="Standard">
      <style:text-properties officeooo:rsid="00116e63" officeooo:paragraph-rsid="00116e63"/>
    </style:style>
    <style:style style:name="P5" style:family="paragraph" style:parent-style-name="Standard">
      <style:text-properties officeooo:rsid="0016f786" officeooo:paragraph-rsid="0016f786"/>
    </style:style>
    <style:style style:name="P6" style:family="paragraph" style:parent-style-name="Standard">
      <style:text-properties officeooo:rsid="0017e2b2" officeooo:paragraph-rsid="0017e2b2"/>
    </style:style>
    <style:style style:name="P7" style:family="paragraph" style:parent-style-name="Standard">
      <style:text-properties officeooo:rsid="0018d26d" officeooo:paragraph-rsid="0018d26d"/>
    </style:style>
    <style:style style:name="P8"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normal" officeooo:rsid="00116e63" officeooo:paragraph-rsid="00116e63"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1" style:family="paragraph" style:parent-style-name="Text_20_body">
      <style:paragraph-properties fo:margin-top="0cm" fo:margin-bottom="0cm" loext:contextual-spacing="false" fo:line-height="138%" style:writing-mode="lr-tb"/>
    </style:style>
    <style:style style:name="P12" style:family="paragraph" style:parent-style-name="Text_20_body">
      <style:paragraph-properties fo:margin-left="0cm" fo:margin-right="0cm" fo:margin-top="0cm" fo:margin-bottom="0cm" loext:contextual-spacing="false" fo:line-height="138%" fo:text-indent="1.27cm"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3" style:family="paragraph" style:parent-style-name="Text_20_body">
      <style:paragraph-properties fo:margin-left="0cm" fo:margin-right="0cm" fo:margin-top="0cm" fo:margin-bottom="0cm" loext:contextual-spacing="false" fo:line-height="138%" fo:text-indent="1.27cm" style:auto-text-indent="false" style:writing-mode="lr-tb"/>
    </style:style>
    <style:style style:name="P14" style:family="paragraph" style:parent-style-name="Standard" style:list-style-name="L1">
      <style:text-properties officeooo:rsid="000ef08c" officeooo:paragraph-rsid="000ef08c"/>
    </style:style>
    <style:style style:name="P15" style:family="paragraph" style:parent-style-name="Standard" style:list-style-name="L1">
      <style:text-properties officeooo:rsid="000ef08c" officeooo:paragraph-rsid="00103170"/>
    </style:style>
    <style:style style:name="P16" style:family="paragraph" style:parent-style-name="Standard" style:list-style-name="L1">
      <style:text-properties officeooo:rsid="00103170" officeooo:paragraph-rsid="00103170"/>
    </style:style>
    <style:style style:name="P17" style:family="paragraph" style:parent-style-name="Standard" style:list-style-name="L7">
      <style:text-properties officeooo:rsid="0016f786" officeooo:paragraph-rsid="0016f786"/>
    </style:style>
    <style:style style:name="P18" style:family="paragraph" style:parent-style-name="Text_20_body" style:list-style-name="L2">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9" style:family="paragraph" style:parent-style-name="Text_20_body" style:list-style-name="L3">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0" style:family="paragraph" style:parent-style-name="Text_20_body" style:list-style-name="L4">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1" style:family="paragraph" style:parent-style-name="Text_20_body" style:list-style-name="L5">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22" style:family="paragraph" style:parent-style-name="Text_20_body" style:list-style-name="L6">
      <loext:graphic-properties draw:fill="none" draw:fill-color="#ffffff"/>
      <style:paragraph-properties fo:margin-top="0cm" fo:margin-bottom="0cm"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officeooo:rsid="0010317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4" style:family="text">
      <style:text-properties officeooo:rsid="0018d26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A 3 HTML</text:p>
      <text:p text:style-name="P1"/>
      <text:p text:style-name="P2">3.1 INTRODUCCIÓN</text:p>
      <text:p text:style-name="P2"/>
      <text:list xml:id="list2080625617" text:style-name="L1">
        <text:list-item>
          <text:p text:style-name="P14">1993: HTML (HyperText Markup Languag)</text:p>
          <text:p text:style-name="P14">Primera versión de HTML no estandarizada</text:p>
        </text:list-item>
        <text:list-item>
          <text:p text:style-name="P14">Permitía el uso de párrafos,cabeceras,saltos de línea, listas, etc. Se fueron añadiendo: negrita, formularios…</text:p>
        </text:list-item>
        <text:list-item>
          <text:p text:style-name="P14">1995 HTML 2.0 publicado como estándar. Define elementos de formularios: INPUT,SELECT.</text:p>
          <text:p text:style-name="P14">También contiene enlaces,cabeceras,etc.</text:p>
        </text:list-item>
        <text:list-item>
          <text:p text:style-name="P15">1997 HTML 3.2 publicada por W3C (WWWC- Word Wide Web Consortium). Incluye<text:span text:style-name="T1"> scripts y hojas de estilo (CSS).</text:span></text:p>
        </text:list-item>
        <text:list-item>
          <text:p text:style-name="P16">1998 HTML 4.0 publicado por W3C. Incluye etiquetas nuevas para CSS: div, span</text:p>
        </text:list-item>
        <text:list-item>
          <text:p text:style-name="P16">1999: HTML 4.1 publicado por W3C.</text:p>
        </text:list-item>
        <text:list-item>
          <text:p text:style-name="P16">2010 HTML 5. Web Semántica</text:p>
        </text:list-item>
      </text:list>
      <text:p text:style-name="P3"/>
      <text:p text:style-name="P8"><text:bookmark text:name="docs-internal-guid-cef153bb-da9e-9d7d-a8f9-0113520fba31"/>3.4 SINTAXIS HTML</text:p>
      <text:p text:style-name="Text_20_body"/>
      <text:p text:style-name="P9">HTML basa la sintaxis en etiquetas (paradigma).</text:p>
      <text:p text:style-name="Text_20_body"/>
      <text:p text:style-name="P9">3.4.1 Etiqueta</text:p>
      <text:p text:style-name="Text_20_body"/>
      <text:p text:style-name="P9">Se componen de dos partes:</text:p>
      <text:list xml:id="list1693257204" text:style-name="L2">
        <text:list-item>
          <text:p text:style-name="P18">Apertura: De forma general </text:p>
        </text:list-item>
      </text:list>
      <text:p text:style-name="P11"><text:span text:style-name="T2">        </text:span><text:span text:style-name="T3">&lt;etiqueta&gt;</text:span></text:p>
      <text:p text:style-name="P11"><text:span text:style-name="T2">    </text:span><text:span text:style-name="T3">Dentro de una etiqueta de apertura pueden especificarse atributos entre comillas como:</text:span></text:p>
      <text:p text:style-name="P11"><text:span text:style-name="T2">        </text:span><text:span text:style-name="T3">&lt;etiqueta atrib1=”valor1”</text:span></text:p>
      <text:p text:style-name="P11"><text:span text:style-name="T2">               </text:span><text:span text:style-name="T3">atrib2=”valor2” …&gt;</text:span></text:p>
      <text:p text:style-name="P11"><text:span text:style-name="T2">    </text:span><text:span text:style-name="T3">Un atributo especifica un parámetro que modifica comportamiento de la etiqueta.</text:span></text:p>
      <text:list xml:id="list3014221492" text:style-name="L3">
        <text:list-item>
          <text:p text:style-name="P19">Cierre: De forma general</text:p>
        </text:list-item>
      </text:list>
      <text:p text:style-name="P11"><text:span text:style-name="T2">           </text:span><text:span text:style-name="T3">&lt;/etiqueta&gt;</text:span></text:p>
      <text:p text:style-name="P11"><text:span text:style-name="T2">    </text:span><text:span text:style-name="T3">Algunas etiquetas no necesitan etiqueta de cierre ya que son autocontenidas.</text:span></text:p>
      <text:p text:style-name="Text_20_body"/>
      <text:p text:style-name="P9">Una etiqueta puede ser:</text:p>
      <text:p text:style-name="Text_20_body"/>
      <text:list xml:id="list4057339082" text:style-name="L4">
        <text:list-item>
          <text:p text:style-name="P20">Vacia: No contiene elementos dentro de la apertura y cierre. Se utilizan para saltos de línea, líneas horizontales, etc.</text:p>
        </text:list-item>
      </text:list>
      <text:p text:style-name="Text_20_body"/>
      <text:p text:style-name="P11"><text:span text:style-name="T2">        </text:span><text:span text:style-name="T3">&lt;etiqueta&gt; ó  &lt;etiqueta/&gt;</text:span></text:p>
      <text:p text:style-name="P11"><text:span text:style-name="T2">    </text:span><text:span text:style-name="T3">ej:</text:span></text:p>
      <text:p text:style-name="P11"><text:span text:style-name="T2">        </text:span><text:span text:style-name="T3">&lt;br&gt;  ó  &lt;br/&gt;</text:span></text:p>
      <text:p text:style-name="Text_20_body"><text:soft-page-break/></text:p>
      <text:list xml:id="list4086210262" text:style-name="L5">
        <text:list-item>
          <text:p text:style-name="P21">Contenedora: Consta de una etiqueta de apertura y una etiqueta de cierre. Todo lo que se incluye dentro de la etiqueta contenedora está sujeto al formato indicado por la etiqueta.</text:p>
        </text:list-item>
      </text:list>
      <text:p text:style-name="P12">La mayoría de etiquetas de HTML pueden contener otras etiquetas que pueden ser vacias o contenedoras.</text:p>
      <text:p text:style-name="Text_20_body"/>
      <text:p text:style-name="P13"><text:span text:style-name="T2">    </text:span><text:span text:style-name="T3">&lt;etiqueta&gt;</text:span></text:p>
      <text:p text:style-name="P13"><text:span text:style-name="T2">        </text:span><text:span text:style-name="T3">Bloque</text:span></text:p>
      <text:p text:style-name="P13"><text:span text:style-name="T2">    </text:span><text:span text:style-name="T3">&lt;/etiqueta&gt;</text:span></text:p>
      <text:p text:style-name="Text_20_body"/>
      <text:p text:style-name="P9">3.4.2 ATRIBUTOS</text:p>
      <text:p text:style-name="Text_20_body"/>
      <text:p text:style-name="P9">Las etiquetas de un documento HTML, pueden contener atributos que son una serie de valores que harán que los efectos que producen las etiquetas varíen, ya sea colores, alineación,estilos, etc. Los atributos se especifican:</text:p>
      <text:p text:style-name="P10">    </text:p>
      <text:p text:style-name="P11"><text:span text:style-name="T2">    </text:span><text:span text:style-name="T3">&lt;etiqueta atributo1=”valor1” atributo2=”valor2”&gt;</text:span></text:p>
      <text:p text:style-name="P11"><text:span text:style-name="T2">        </text:span><text:span text:style-name="T3">Bloque de etiqueta</text:span></text:p>
      <text:p text:style-name="P11"><text:span text:style-name="T2">    </text:span><text:span text:style-name="T3">&lt;/etiqueta&gt;</text:span></text:p>
      <text:p text:style-name="P9">ej.</text:p>
      <text:p text:style-name="P9">&lt;p align=”center”&gt;</text:p>
      <text:p text:style-name="P9">Texto centrado</text:p>
      <text:p text:style-name="P9">&lt;/p&gt;</text:p>
      <text:p text:style-name="Text_20_body"/>
      <text:p text:style-name="P9">3.4.3 CONSIDERACIONES SOBRE HTML</text:p>
      <text:p text:style-name="Text_20_body"/>
      <text:list xml:id="list846089575" text:style-name="L6">
        <text:list-item>
          <text:p text:style-name="P22">No es sensible a mayúsculas/minúsculas en los nombres de etiquetas. (case sensitive).</text:p>
        </text:list-item>
      </text:list>
      <text:p text:style-name="Text_20_body"/>
      <text:p text:style-name="P11"><text:span text:style-name="T2">    </text:span><text:span text:style-name="T3">&lt;html&gt; = &lt;HTML&gt; = &lt;Html&gt; = &lt;HtML&gt;</text:span></text:p>
      <text:p text:style-name="P4"/>
      <text:p text:style-name="P4"/>
      <text:list xml:id="list1576359278" text:style-name="L7">
        <text:list-item>
          <text:p text:style-name="P17">Es importante mantener la anidación correcta de las etiquetas. Cerrar las etiquetas en orden contrario al abierto y utilizar tabulaciones adecuada.</text:p>
        </text:list-item>
      </text:list>
      <text:p text:style-name="P5"/>
      <text:p text:style-name="P6">3.5 Estructura de un documento HTML.</text:p>
      <text:p text:style-name="P6"/>
      <text:p text:style-name="P6">&lt;html&gt;</text:p>
      <text:p text:style-name="P6"><text:s text:c="4"/>&lt;head&gt;</text:p>
      <text:p text:style-name="P6"><text:s text:c="4"/>&lt;/head&gt;</text:p>
      <text:p text:style-name="P6"><text:s text:c="5"/>&lt;body&gt;</text:p>
      <text:p text:style-name="P6"><text:s text:c="5"/>&lt;/body&gt;</text:p>
      <text:p text:style-name="P6"><text:soft-page-break/><text:tab/></text:p>
      <text:p text:style-name="P6">&lt;/html&gt;</text:p>
      <text:p text:style-name="P6"/>
      <text:p text:style-name="P6">- HTML: Indica un tipo de documento HTML</text:p>
      <text:p text:style-name="P6">- head: Contiene la información del documento HTML, que no se representa en la ventana del navegador</text:p>
      <text:p text:style-name="P6">- body: <text:span text:style-name="T4">Contiene la información visible del documento por el navegador.</text:span></text:p>
      <text:p text:style-name="P6"/>
      <text:p text:style-name="P6"/>
      <text:p text:style-name="P7">La etiqueta html indica la versión del documento que se está utilizando. Esta versión determina la sintaxis y estructura de todos los elementos que se usan en un documento html. Este documento de definición se llama DTD (Data Type Definition)</text:p>
      <text:p text:style-name="P7"/>
      <text:p text:style-name="P7">Para indicar el tipo de documento:</text:p>
      <text:p text:style-name="P7"/>
      <text:p text:style-name="P7"><text:s text:c="2"/>&lt;!DOCTYPE HTML PUBLIC [fpi] [url_dtd]&gt;</text:p>
      <text:p text:style-name="P7"/>
      <text:p text:style-name="P7">fpi: Indica el Identificador Público de Formato (Format Public Identifier)</text:p>
      <text:p text:style-name="P7"/>
      <text:p text:style-name="P7">url_dtd: Ubicación del fichero que contiene la DTD que indica el formato. <text:s text:c="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4T09:09:18.251429616</meta:creation-date>
    <dc:date>2018-01-09T12:52:58.318287535</dc:date>
    <meta:editing-duration>PT3H41M25S</meta:editing-duration>
    <meta:editing-cycles>7</meta:editing-cycles>
    <meta:generator>LibreOffice/5.4.0.3$Linux_X86_64 LibreOffice_project/40m0$Build-3</meta:generator>
    <meta:document-statistic meta:table-count="0" meta:image-count="0" meta:object-count="0" meta:page-count="3" meta:paragraph-count="64" meta:word-count="459" meta:character-count="3092" meta:non-whitespace-character-count="2558"/>
  </office:meta>
</office:document-meta>
</file>